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able:cell-range-source table:name="CSV_all" xlink:type="simple" xlink:href="../HW2/success%2032,%2032,%20lr%200.3,%20m%200.3.txt" table:filter-name="Text - txt - csv (StarCalc)" table:filter-options="9/59/32,34,76,1,,0,false,false,true,false,false,0,false" table:last-column-spanned="3" table:last-row-spanned="177"/>
            <text:p>epoch</text:p>
          </table:table-cell>
          <table:table-cell office:value-type="string" calcext:value-type="string">
            <text:p>trainingSuccess</text:p>
          </table:table-cell>
          <table:table-cell office:value-type="string" calcext:value-type="string">
            <text:p>testSuccess</text:p>
          </table:table-cell>
          <table:table-cell/>
          <table:table-cell office:value-type="string" calcext:value-type="string">
            <table:cell-range-source table:name="CSV_all" xlink:type="simple" xlink:href="../HW2/errors%2032,%2032,%20lr%200.3,%20m%200.3.txt" table:filter-name="Text - txt - csv (StarCalc)" table:filter-options="9/59/32,34,76,1,,0,false,false,true,false,false,0,false" table:last-column-spanned="3" table:last-row-spanned="177"/>
            <text:p>epoch</text:p>
          </table:table-cell>
          <table:table-cell office:value-type="string" calcext:value-type="string">
            <text:p>trainingError</text:p>
          </table:table-cell>
          <table:table-cell office:value-type="string" calcext:value-type="string">
            <text:p>test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.3501365119531" calcext:value-type="float">
            <text:p>26.3501365119531</text:p>
          </table:table-cell>
          <table:table-cell office:value-type="float" office:value="25.6271322496488" calcext:value-type="float">
            <text:p>25.62713224964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60635365020885" calcext:value-type="float">
            <text:p>0.0160635365020885</text:p>
          </table:table-cell>
          <table:table-cell office:value-type="float" office:value="0.016107665691368" calcext:value-type="float">
            <text:p>0.0161076656913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.6525271359126" calcext:value-type="float">
            <text:p>53.6525271359126</text:p>
          </table:table-cell>
          <table:table-cell office:value-type="float" office:value="52.1171984748144" calcext:value-type="float">
            <text:p>52.11719847481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121810980564206" calcext:value-type="float">
            <text:p>0.0121810980564206</text:p>
          </table:table-cell>
          <table:table-cell office:value-type="float" office:value="0.0123702449243806" calcext:value-type="float">
            <text:p>0.01237024492438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.3681827262436" calcext:value-type="float">
            <text:p>63.3681827262436</text:p>
          </table:table-cell>
          <table:table-cell office:value-type="float" office:value="61.5492675095324" calcext:value-type="float">
            <text:p>61.54926750953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10048071582337" calcext:value-type="float">
            <text:p>0.010048071582337</text:p>
          </table:table-cell>
          <table:table-cell office:value-type="float" office:value="0.0103319434915725" calcext:value-type="float">
            <text:p>0.01033194349157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6332822800826" calcext:value-type="float">
            <text:p>70.6332822800826</text:p>
          </table:table-cell>
          <table:table-cell office:value-type="float" office:value="69.3156732891832" calcext:value-type="float">
            <text:p>69.31567328918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837429498798317" calcext:value-type="float">
            <text:p>0.00837429498798317</text:p>
          </table:table-cell>
          <table:table-cell office:value-type="float" office:value="0.0086493456694405" calcext:value-type="float">
            <text:p>0.00864934566944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.9295465139509" calcext:value-type="float">
            <text:p>73.9295465139509</text:p>
          </table:table-cell>
          <table:table-cell office:value-type="float" office:value="72.9881597431266" calcext:value-type="float">
            <text:p>72.988159743126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731970975248781" calcext:value-type="float">
            <text:p>0.00731970975248781</text:p>
          </table:table-cell>
          <table:table-cell office:value-type="float" office:value="0.00758264943500272" calcext:value-type="float">
            <text:p>0.007582649435002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.787440900313" calcext:value-type="float">
            <text:p>75.787440900313</text:p>
          </table:table-cell>
          <table:table-cell office:value-type="float" office:value="74.8344370860927" calcext:value-type="float">
            <text:p>74.834437086092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668675626735899" calcext:value-type="float">
            <text:p>0.00668675626735899</text:p>
          </table:table-cell>
          <table:table-cell office:value-type="float" office:value="0.00694997542280641" calcext:value-type="float">
            <text:p>0.006949975422806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4788572950656" calcext:value-type="float">
            <text:p>77.4788572950656</text:p>
          </table:table-cell>
          <table:table-cell office:value-type="float" office:value="76.4800321091712" calcext:value-type="float">
            <text:p>76.480032109171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6227632233423" calcext:value-type="float">
            <text:p>0.006227632233423</text:p>
          </table:table-cell>
          <table:table-cell office:value-type="float" office:value="0.00649279378936496" calcext:value-type="float">
            <text:p>0.006492793789364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.4644070053939" calcext:value-type="float">
            <text:p>78.4644070053939</text:p>
          </table:table-cell>
          <table:table-cell office:value-type="float" office:value="77.3429660846879" calcext:value-type="float">
            <text:p>77.342966084687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590232681898073" calcext:value-type="float">
            <text:p>0.00590232681898073</text:p>
          </table:table-cell>
          <table:table-cell office:value-type="float" office:value="0.00617099950556811" calcext:value-type="float">
            <text:p>0.006170999505568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.1769328094826" calcext:value-type="float">
            <text:p>79.1769328094826</text:p>
          </table:table-cell>
          <table:table-cell office:value-type="float" office:value="77.7643989564519" calcext:value-type="float">
            <text:p>77.76439895645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566736216870857" calcext:value-type="float">
            <text:p>0.00566736216870857</text:p>
          </table:table-cell>
          <table:table-cell office:value-type="float" office:value="0.00594262213544741" calcext:value-type="float">
            <text:p>0.005942622135447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.7562762202837" calcext:value-type="float">
            <text:p>79.7562762202837</text:p>
          </table:table-cell>
          <table:table-cell office:value-type="float" office:value="78.1657635962272" calcext:value-type="float">
            <text:p>78.165763596227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553143727775518" calcext:value-type="float">
            <text:p>0.00553143727775518</text:p>
          </table:table-cell>
          <table:table-cell office:value-type="float" office:value="0.00580980328118273" calcext:value-type="float">
            <text:p>0.005809803281182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.9294133315576" calcext:value-type="float">
            <text:p>79.9294133315576</text:p>
          </table:table-cell>
          <table:table-cell office:value-type="float" office:value="78.5269917720249" calcext:value-type="float">
            <text:p>78.52699177202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0542463360843612" calcext:value-type="float">
            <text:p>0.00542463360843612</text:p>
          </table:table-cell>
          <table:table-cell office:value-type="float" office:value="0.00570457179276693" calcext:value-type="float">
            <text:p>0.005704571792766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.2024372377972" calcext:value-type="float">
            <text:p>80.2024372377972</text:p>
          </table:table-cell>
          <table:table-cell office:value-type="float" office:value="78.8882199478226" calcext:value-type="float">
            <text:p>78.888219947822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530083199923523" calcext:value-type="float">
            <text:p>0.00530083199923523</text:p>
          </table:table-cell>
          <table:table-cell office:value-type="float" office:value="0.00558289495432633" calcext:value-type="float">
            <text:p>0.005582894954326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.5686888193381" calcext:value-type="float">
            <text:p>80.5686888193381</text:p>
          </table:table-cell>
          <table:table-cell office:value-type="float" office:value="79.0889022677102" calcext:value-type="float">
            <text:p>79.088902267710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518211448176605" calcext:value-type="float">
            <text:p>0.00518211448176605</text:p>
          </table:table-cell>
          <table:table-cell office:value-type="float" office:value="0.00546621660345905" calcext:value-type="float">
            <text:p>0.005466216603459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1.0281680761803" calcext:value-type="float">
            <text:p>81.0281680761803</text:p>
          </table:table-cell>
          <table:table-cell office:value-type="float" office:value="79.5103351394742" calcext:value-type="float">
            <text:p>79.510335139474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508227810438183" calcext:value-type="float">
            <text:p>0.00508227810438183</text:p>
          </table:table-cell>
          <table:table-cell office:value-type="float" office:value="0.00536905575087062" calcext:value-type="float">
            <text:p>0.005369055750870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1.3877605380569" calcext:value-type="float">
            <text:p>81.3877605380569</text:p>
          </table:table-cell>
          <table:table-cell office:value-type="float" office:value="79.7912903873169" calcext:value-type="float">
            <text:p>79.791290387316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500222196804717" calcext:value-type="float">
            <text:p>0.00500222196804717</text:p>
          </table:table-cell>
          <table:table-cell office:value-type="float" office:value="0.005292317957063" calcext:value-type="float">
            <text:p>0.0052923179570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.6274888459746" calcext:value-type="float">
            <text:p>81.6274888459746</text:p>
          </table:table-cell>
          <table:table-cell office:value-type="float" office:value="79.9919727072045" calcext:value-type="float">
            <text:p>79.99197270720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493562487802745" calcext:value-type="float">
            <text:p>0.00493562487802745</text:p>
          </table:table-cell>
          <table:table-cell office:value-type="float" office:value="0.00522986368637471" calcext:value-type="float">
            <text:p>0.005229863686374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.8206033162416" calcext:value-type="float">
            <text:p>81.8206033162416</text:p>
          </table:table-cell>
          <table:table-cell office:value-type="float" office:value="80.1123820991371" calcext:value-type="float">
            <text:p>80.112382099137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0487811213920519" calcext:value-type="float">
            <text:p>0.00487811213920519</text:p>
          </table:table-cell>
          <table:table-cell office:value-type="float" office:value="0.00517694683534603" calcext:value-type="float">
            <text:p>0.005176946835346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1.9471265898648" calcext:value-type="float">
            <text:p>81.9471265898648</text:p>
          </table:table-cell>
          <table:table-cell office:value-type="float" office:value="80.2929961870359" calcext:value-type="float">
            <text:p>80.292996187035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0482870569326636" calcext:value-type="float">
            <text:p>0.00482870569326636</text:p>
          </table:table-cell>
          <table:table-cell office:value-type="float" office:value="0.00513222522708791" calcext:value-type="float">
            <text:p>0.0051322252270879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2.0137177865086" calcext:value-type="float">
            <text:p>82.0137177865086</text:p>
          </table:table-cell>
          <table:table-cell office:value-type="float" office:value="80.5940196668673" calcext:value-type="float">
            <text:p>80.594019666867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478600843801834" calcext:value-type="float">
            <text:p>0.00478600843801834</text:p>
          </table:table-cell>
          <table:table-cell office:value-type="float" office:value="0.00509324294501409" calcext:value-type="float">
            <text:p>0.005093242945014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2.1202637011387" calcext:value-type="float">
            <text:p>82.1202637011387</text:p>
          </table:table-cell>
          <table:table-cell office:value-type="float" office:value="80.7144290587999" calcext:value-type="float">
            <text:p>80.714429058799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474595420895618" calcext:value-type="float">
            <text:p>0.00474595420895618</text:p>
          </table:table-cell>
          <table:table-cell office:value-type="float" office:value="0.00505459577606047" calcext:value-type="float">
            <text:p>0.005054595776060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2.2467869747619" calcext:value-type="float">
            <text:p>82.2467869747619</text:p>
          </table:table-cell>
          <table:table-cell office:value-type="float" office:value="80.87497491471" calcext:value-type="float">
            <text:p>80.8749749147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0471115330616722" calcext:value-type="float">
            <text:p>0.00471115330616722</text:p>
          </table:table-cell>
          <table:table-cell office:value-type="float" office:value="0.0050190610162878" calcext:value-type="float">
            <text:p>0.00501906101628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2.3333555303989" calcext:value-type="float">
            <text:p>82.3333555303989</text:p>
          </table:table-cell>
          <table:table-cell office:value-type="float" office:value="80.9953843066426" calcext:value-type="float">
            <text:p>80.995384306642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046889095152988" calcext:value-type="float">
            <text:p>0.0046889095152988</text:p>
          </table:table-cell>
          <table:table-cell office:value-type="float" office:value="0.00499641065276733" calcext:value-type="float">
            <text:p>0.004996410652767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2.3799693680495" calcext:value-type="float">
            <text:p>82.3799693680495</text:p>
          </table:table-cell>
          <table:table-cell office:value-type="float" office:value="80.9753160746538" calcext:value-type="float">
            <text:p>80.975316074653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0466363321836978" calcext:value-type="float">
            <text:p>0.00466363321836978</text:p>
          </table:table-cell>
          <table:table-cell office:value-type="float" office:value="0.00497175231207445" calcext:value-type="float">
            <text:p>0.004971752312074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2.5730838383166" calcext:value-type="float">
            <text:p>82.5730838383166</text:p>
          </table:table-cell>
          <table:table-cell office:value-type="float" office:value="81.2562713224965" calcext:value-type="float">
            <text:p>81.256271322496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0461680693674978" calcext:value-type="float">
            <text:p>0.00461680693674978</text:p>
          </table:table-cell>
          <table:table-cell office:value-type="float" office:value="0.00492655395064024" calcext:value-type="float">
            <text:p>0.004926553950640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.826130385563" calcext:value-type="float">
            <text:p>82.826130385563</text:p>
          </table:table-cell>
          <table:table-cell office:value-type="float" office:value="81.5171583383504" calcext:value-type="float">
            <text:p>81.517158338350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0455045617045145" calcext:value-type="float">
            <text:p>0.00455045617045145</text:p>
          </table:table-cell>
          <table:table-cell office:value-type="float" office:value="0.00486338812599643" calcext:value-type="float">
            <text:p>0.004863388125996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3.0658586934807" calcext:value-type="float">
            <text:p>83.0658586934807</text:p>
          </table:table-cell>
          <table:table-cell office:value-type="float" office:value="81.8783865141481" calcext:value-type="float">
            <text:p>81.878386514148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0447655757250466" calcext:value-type="float">
            <text:p>0.00447655757250466</text:p>
          </table:table-cell>
          <table:table-cell office:value-type="float" office:value="0.0047933987382993" calcext:value-type="float">
            <text:p>0.004793398738299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3.3189052407272" calcext:value-type="float">
            <text:p>83.3189052407272</text:p>
          </table:table-cell>
          <table:table-cell office:value-type="float" office:value="82.1994782259683" calcext:value-type="float">
            <text:p>82.199478225968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0440549012328525" calcext:value-type="float">
            <text:p>0.00440549012328525</text:p>
          </table:table-cell>
          <table:table-cell office:value-type="float" office:value="0.00472564518756377" calcext:value-type="float">
            <text:p>0.004725645187563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3.5319970699874" calcext:value-type="float">
            <text:p>83.5319970699874</text:p>
          </table:table-cell>
          <table:table-cell office:value-type="float" office:value="82.4001605458559" calcext:value-type="float">
            <text:p>82.400160545855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0433957403964876" calcext:value-type="float">
            <text:p>0.00433957403964876</text:p>
          </table:table-cell>
          <table:table-cell office:value-type="float" office:value="0.00466086378166862" calcext:value-type="float">
            <text:p>0.004660863781668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3.7983618565626" calcext:value-type="float">
            <text:p>83.7983618565626</text:p>
          </table:table-cell>
          <table:table-cell office:value-type="float" office:value="82.6209110977323" calcext:value-type="float">
            <text:p>82.62091109773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0428147554994683" calcext:value-type="float">
            <text:p>0.00428147554994683</text:p>
          </table:table-cell>
          <table:table-cell office:value-type="float" office:value="0.00460311492517853" calcext:value-type="float">
            <text:p>0.004603114925178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3.9515216088433" calcext:value-type="float">
            <text:p>83.9515216088433</text:p>
          </table:table-cell>
          <table:table-cell office:value-type="float" office:value="82.7613887216536" calcext:value-type="float">
            <text:p>82.761388721653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423066499023507" calcext:value-type="float">
            <text:p>0.00423066499023507</text:p>
          </table:table-cell>
          <table:table-cell office:value-type="float" office:value="0.00455382429691476" calcext:value-type="float">
            <text:p>0.004553824296914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4.1712725577679" calcext:value-type="float">
            <text:p>84.1712725577679</text:p>
          </table:table-cell>
          <table:table-cell office:value-type="float" office:value="83.0423439694963" calcext:value-type="float">
            <text:p>83.042343969496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0418624972387456" calcext:value-type="float">
            <text:p>0.00418624972387456</text:p>
          </table:table-cell>
          <table:table-cell office:value-type="float" office:value="0.00451179292710426" calcext:value-type="float">
            <text:p>0.004511792927104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4.3177731903842" calcext:value-type="float">
            <text:p>84.3177731903842</text:p>
          </table:table-cell>
          <table:table-cell office:value-type="float" office:value="83.3433674493277" calcext:value-type="float">
            <text:p>83.343367449327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0414696957739478" calcext:value-type="float">
            <text:p>0.00414696957739478</text:p>
          </table:table-cell>
          <table:table-cell office:value-type="float" office:value="0.00447429340913869" calcext:value-type="float">
            <text:p>0.004474293409138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4.4110008656856" calcext:value-type="float">
            <text:p>84.4110008656856</text:p>
          </table:table-cell>
          <table:table-cell office:value-type="float" office:value="83.4437086092715" calcext:value-type="float">
            <text:p>83.443708609271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041126552974458" calcext:value-type="float">
            <text:p>0.0041126552974458</text:p>
          </table:table-cell>
          <table:table-cell office:value-type="float" office:value="0.00443997011513408" calcext:value-type="float">
            <text:p>0.004439970115134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4.4376373443431" calcext:value-type="float">
            <text:p>84.4376373443431</text:p>
          </table:table-cell>
          <table:table-cell office:value-type="float" office:value="83.5239815372266" calcext:value-type="float">
            <text:p>83.523981537226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0409457413161235" calcext:value-type="float">
            <text:p>0.00409457413161235</text:p>
          </table:table-cell>
          <table:table-cell office:value-type="float" office:value="0.00442274118999296" calcext:value-type="float">
            <text:p>0.004422741189992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4.5375241393088" calcext:value-type="float">
            <text:p>84.5375241393088</text:p>
          </table:table-cell>
          <table:table-cell office:value-type="float" office:value="83.5841862331929" calcext:value-type="float">
            <text:p>83.584186233192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0408727079979944" calcext:value-type="float">
            <text:p>0.00408727079979944</text:p>
          </table:table-cell>
          <table:table-cell office:value-type="float" office:value="0.00441532852862299" calcext:value-type="float">
            <text:p>0.0044153285286229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4.4975694213225" calcext:value-type="float">
            <text:p>84.4975694213225</text:p>
          </table:table-cell>
          <table:table-cell office:value-type="float" office:value="83.7246638571142" calcext:value-type="float">
            <text:p>83.724663857114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0408338344222893" calcext:value-type="float">
            <text:p>0.00408338344222893</text:p>
          </table:table-cell>
          <table:table-cell office:value-type="float" office:value="0.00441419236557576" calcext:value-type="float">
            <text:p>0.004414192365575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4.5841379769595" calcext:value-type="float">
            <text:p>84.5841379769595</text:p>
          </table:table-cell>
          <table:table-cell office:value-type="float" office:value="83.7246638571142" calcext:value-type="float">
            <text:p>83.724663857114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0407857417374991" calcext:value-type="float">
            <text:p>0.00407857417374991</text:p>
          </table:table-cell>
          <table:table-cell office:value-type="float" office:value="0.0044166214518507" calcext:value-type="float">
            <text:p>0.004416621451850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4.6507291736032" calcext:value-type="float">
            <text:p>84.6507291736032</text:p>
          </table:table-cell>
          <table:table-cell office:value-type="float" office:value="83.8450732490468" calcext:value-type="float">
            <text:p>83.845073249046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040578845603876" calcext:value-type="float">
            <text:p>0.0040578845603876</text:p>
          </table:table-cell>
          <table:table-cell office:value-type="float" office:value="0.00440711814512447" calcext:value-type="float">
            <text:p>0.004407118145124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4.7639342078977" calcext:value-type="float">
            <text:p>84.7639342078977</text:p>
          </table:table-cell>
          <table:table-cell office:value-type="float" office:value="83.905277945013" calcext:value-type="float">
            <text:p>83.90527794501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0401806151932948" calcext:value-type="float">
            <text:p>0.00401806151932948</text:p>
          </table:table-cell>
          <table:table-cell office:value-type="float" office:value="0.00437957378554426" calcext:value-type="float">
            <text:p>0.004379573785544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4.9836851568223" calcext:value-type="float">
            <text:p>84.9836851568223</text:p>
          </table:table-cell>
          <table:table-cell office:value-type="float" office:value="83.9855508729681" calcext:value-type="float">
            <text:p>83.985550872968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397093014088607" calcext:value-type="float">
            <text:p>0.00397093014088607</text:p>
          </table:table-cell>
          <table:table-cell office:value-type="float" office:value="0.00434427695443193" calcext:value-type="float">
            <text:p>0.0043442769544319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5.1634813877605" calcext:value-type="float">
            <text:p>85.1634813877605</text:p>
          </table:table-cell>
          <table:table-cell office:value-type="float" office:value="84.0457555689344" calcext:value-type="float">
            <text:p>84.045755568934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0393105350529388" calcext:value-type="float">
            <text:p>0.00393105350529388</text:p>
          </table:table-cell>
          <table:table-cell office:value-type="float" office:value="0.00431109276063109" calcext:value-type="float">
            <text:p>0.0043110927606310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5.2833455417194" calcext:value-type="float">
            <text:p>85.2833455417194</text:p>
          </table:table-cell>
          <table:table-cell office:value-type="float" office:value="84.1862331928557" calcext:value-type="float">
            <text:p>84.186233192855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038943495789061" calcext:value-type="float">
            <text:p>0.0038943495789061</text:p>
          </table:table-cell>
          <table:table-cell office:value-type="float" office:value="0.00428004869901914" calcext:value-type="float">
            <text:p>0.004280048699019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5.4631417726577" calcext:value-type="float">
            <text:p>85.4631417726577</text:p>
          </table:table-cell>
          <table:table-cell office:value-type="float" office:value="84.3467790487658" calcext:value-type="float">
            <text:p>84.346779048765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0385897195859346" calcext:value-type="float">
            <text:p>0.00385897195859346</text:p>
          </table:table-cell>
          <table:table-cell office:value-type="float" office:value="0.00425193959287686" calcext:value-type="float">
            <text:p>0.0042519395928768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5.6495971232603" calcext:value-type="float">
            <text:p>85.6495971232603</text:p>
          </table:table-cell>
          <table:table-cell office:value-type="float" office:value="84.4471202087096" calcext:value-type="float">
            <text:p>84.447120208709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0382648503885271" calcext:value-type="float">
            <text:p>0.00382648503885271</text:p>
          </table:table-cell>
          <table:table-cell office:value-type="float" office:value="0.00422764066964686" calcext:value-type="float">
            <text:p>0.004227640669646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5.7295065592329" calcext:value-type="float">
            <text:p>85.7295065592329</text:p>
          </table:table-cell>
          <table:table-cell office:value-type="float" office:value="84.5273931366647" calcext:value-type="float">
            <text:p>84.527393136664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0379305395988199" calcext:value-type="float">
            <text:p>0.00379305395988199</text:p>
          </table:table-cell>
          <table:table-cell office:value-type="float" office:value="0.00420373635959948" calcext:value-type="float">
            <text:p>0.004203736359599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5.7827795165479" calcext:value-type="float">
            <text:p>85.7827795165479</text:p>
          </table:table-cell>
          <table:table-cell office:value-type="float" office:value="84.4671884406984" calcext:value-type="float">
            <text:p>84.467188440698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037731173136125" calcext:value-type="float">
            <text:p>0.0037731173136125</text:p>
          </table:table-cell>
          <table:table-cell office:value-type="float" office:value="0.0041907362895669" calcext:value-type="float">
            <text:p>0.00419073628956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5.749483918226" calcext:value-type="float">
            <text:p>85.749483918226</text:p>
          </table:table-cell>
          <table:table-cell office:value-type="float" office:value="84.6277342966085" calcext:value-type="float">
            <text:p>84.627734296608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0376510847604528" calcext:value-type="float">
            <text:p>0.00376510847604528</text:p>
          </table:table-cell>
          <table:table-cell office:value-type="float" office:value="0.00418908290080682" calcext:value-type="float">
            <text:p>0.0041890829008068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5.7827795165479" calcext:value-type="float">
            <text:p>85.7827795165479</text:p>
          </table:table-cell>
          <table:table-cell office:value-type="float" office:value="84.7882801525186" calcext:value-type="float">
            <text:p>84.788280152518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0375016768490698" calcext:value-type="float">
            <text:p>0.00375016768490698</text:p>
          </table:table-cell>
          <table:table-cell office:value-type="float" office:value="0.00417874856516412" calcext:value-type="float">
            <text:p>0.004178748565164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5.9159619098355" calcext:value-type="float">
            <text:p>85.9159619098355</text:p>
          </table:table-cell>
          <table:table-cell office:value-type="float" office:value="84.8484848484848" calcext:value-type="float">
            <text:p>84.848484848484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0372015351674973" calcext:value-type="float">
            <text:p>0.00372015351674973</text:p>
          </table:table-cell>
          <table:table-cell office:value-type="float" office:value="0.00414980911616298" calcext:value-type="float">
            <text:p>0.004149809116162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5.9692348671506" calcext:value-type="float">
            <text:p>85.9692348671506</text:p>
          </table:table-cell>
          <table:table-cell office:value-type="float" office:value="84.9688942404174" calcext:value-type="float">
            <text:p>84.968894240417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368979738144725" calcext:value-type="float">
            <text:p>0.00368979738144725</text:p>
          </table:table-cell>
          <table:table-cell office:value-type="float" office:value="0.0041207108722148" calcext:value-type="float">
            <text:p>0.00412071087221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6.0491443031231" calcext:value-type="float">
            <text:p>86.0491443031231</text:p>
          </table:table-cell>
          <table:table-cell office:value-type="float" office:value="84.9488260084287" calcext:value-type="float">
            <text:p>84.948826008428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00366715284007528" calcext:value-type="float">
            <text:p>0.00366715284007528</text:p>
          </table:table-cell>
          <table:table-cell office:value-type="float" office:value="0.00409967626044515" calcext:value-type="float">
            <text:p>0.004099676260445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6.0158487048012" calcext:value-type="float">
            <text:p>86.0158487048012</text:p>
          </table:table-cell>
          <table:table-cell office:value-type="float" office:value="84.8083483845073" calcext:value-type="float">
            <text:p>84.808348384507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00366525489926455" calcext:value-type="float">
            <text:p>0.00366525489926455</text:p>
          </table:table-cell>
          <table:table-cell office:value-type="float" office:value="0.00409813086801101" calcext:value-type="float">
            <text:p>0.0040981308680110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5.9958713458081" calcext:value-type="float">
            <text:p>85.9958713458081</text:p>
          </table:table-cell>
          <table:table-cell office:value-type="float" office:value="84.8083483845073" calcext:value-type="float">
            <text:p>84.808348384507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0036654448934944" calcext:value-type="float">
            <text:p>0.0036654448934944</text:p>
          </table:table-cell>
          <table:table-cell office:value-type="float" office:value="0.00409757803261529" calcext:value-type="float">
            <text:p>0.0040975780326152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5.9958713458081" calcext:value-type="float">
            <text:p>85.9958713458081</text:p>
          </table:table-cell>
          <table:table-cell office:value-type="float" office:value="84.7280754565523" calcext:value-type="float">
            <text:p>84.728075456552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00365940460643564" calcext:value-type="float">
            <text:p>0.00365940460643564</text:p>
          </table:table-cell>
          <table:table-cell office:value-type="float" office:value="0.00409138082271856" calcext:value-type="float">
            <text:p>0.004091380822718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6.0491443031231" calcext:value-type="float">
            <text:p>86.0491443031231</text:p>
          </table:table-cell>
          <table:table-cell office:value-type="float" office:value="84.6277342966085" calcext:value-type="float">
            <text:p>84.627734296608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00364157372880643" calcext:value-type="float">
            <text:p>0.00364157372880643</text:p>
          </table:table-cell>
          <table:table-cell office:value-type="float" office:value="0.00407581712556204" calcext:value-type="float">
            <text:p>0.004075817125562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6.1357128587601" calcext:value-type="float">
            <text:p>86.1357128587601</text:p>
          </table:table-cell>
          <table:table-cell office:value-type="float" office:value="84.7280754565523" calcext:value-type="float">
            <text:p>84.728075456552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00363491473331175" calcext:value-type="float">
            <text:p>0.00363491473331175</text:p>
          </table:table-cell>
          <table:table-cell office:value-type="float" office:value="0.00407006040137686" calcext:value-type="float">
            <text:p>0.0040700604013768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6.1956449357395" calcext:value-type="float">
            <text:p>86.1956449357395</text:p>
          </table:table-cell>
          <table:table-cell office:value-type="float" office:value="84.7882801525186" calcext:value-type="float">
            <text:p>84.788280152518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00362277473015362" calcext:value-type="float">
            <text:p>0.00362277473015362</text:p>
          </table:table-cell>
          <table:table-cell office:value-type="float" office:value="0.00405730716184693" calcext:value-type="float">
            <text:p>0.0040573071618469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6.3021908503696" calcext:value-type="float">
            <text:p>86.3021908503696</text:p>
          </table:table-cell>
          <table:table-cell office:value-type="float" office:value="84.8484848484848" calcext:value-type="float">
            <text:p>84.848484848484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00359347350305868" calcext:value-type="float">
            <text:p>0.00359347350305868</text:p>
          </table:table-cell>
          <table:table-cell office:value-type="float" office:value="0.00403256353297464" calcext:value-type="float">
            <text:p>0.0040325635329746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6.3821002863422" calcext:value-type="float">
            <text:p>86.3821002863422</text:p>
          </table:table-cell>
          <table:table-cell office:value-type="float" office:value="85.0290989363837" calcext:value-type="float">
            <text:p>85.029098936383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00356053127566173" calcext:value-type="float">
            <text:p>0.00356053127566173</text:p>
          </table:table-cell>
          <table:table-cell office:value-type="float" office:value="0.00400380302179837" calcext:value-type="float">
            <text:p>0.004003803021798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6.4686688419791" calcext:value-type="float">
            <text:p>86.4686688419791</text:p>
          </table:table-cell>
          <table:table-cell office:value-type="float" office:value="85.0692354003612" calcext:value-type="float">
            <text:p>85.06923540036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353574793326132" calcext:value-type="float">
            <text:p>0.00353574793326132</text:p>
          </table:table-cell>
          <table:table-cell office:value-type="float" office:value="0.0039845147714039" calcext:value-type="float">
            <text:p>0.003984514771403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6.6085103549311" calcext:value-type="float">
            <text:p>86.6085103549311</text:p>
          </table:table-cell>
          <table:table-cell office:value-type="float" office:value="85.0491671683725" calcext:value-type="float">
            <text:p>85.049167168372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00348871940829723" calcext:value-type="float">
            <text:p>0.00348871940829723</text:p>
          </table:table-cell>
          <table:table-cell office:value-type="float" office:value="0.00394083696524627" calcext:value-type="float">
            <text:p>0.0039408369652462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6.7017380302324" calcext:value-type="float">
            <text:p>86.7017380302324</text:p>
          </table:table-cell>
          <table:table-cell office:value-type="float" office:value="85.1093718643388" calcext:value-type="float">
            <text:p>85.109371864338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00346118370525419" calcext:value-type="float">
            <text:p>0.00346118370525419</text:p>
          </table:table-cell>
          <table:table-cell office:value-type="float" office:value="0.00391877226524327" calcext:value-type="float">
            <text:p>0.0039187722652432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6.8548977825132" calcext:value-type="float">
            <text:p>86.8548977825132</text:p>
          </table:table-cell>
          <table:table-cell office:value-type="float" office:value="85.2498494882601" calcext:value-type="float">
            <text:p>85.249849488260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00341676331055814" calcext:value-type="float">
            <text:p>0.00341676331055814</text:p>
          </table:table-cell>
          <table:table-cell office:value-type="float" office:value="0.00388340279099381" calcext:value-type="float">
            <text:p>0.0038834027909938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6.9481254578145" calcext:value-type="float">
            <text:p>86.9481254578145</text:p>
          </table:table-cell>
          <table:table-cell office:value-type="float" office:value="85.2899859522376" calcext:value-type="float">
            <text:p>85.289985952237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0340186129247803" calcext:value-type="float">
            <text:p>0.00340186129247803</text:p>
          </table:table-cell>
          <table:table-cell office:value-type="float" office:value="0.00386859551626975" calcext:value-type="float">
            <text:p>0.003868595516269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7.0213757741227" calcext:value-type="float">
            <text:p>87.0213757741227</text:p>
          </table:table-cell>
          <table:table-cell office:value-type="float" office:value="85.3903271121814" calcext:value-type="float">
            <text:p>85.390327112181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00337212843121378" calcext:value-type="float">
            <text:p>0.00337212843121378</text:p>
          </table:table-cell>
          <table:table-cell office:value-type="float" office:value="0.00384072969644654" calcext:value-type="float">
            <text:p>0.0038407296964465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7.061330492109" calcext:value-type="float">
            <text:p>87.061330492109</text:p>
          </table:table-cell>
          <table:table-cell office:value-type="float" office:value="85.3501906482039" calcext:value-type="float">
            <text:p>85.350190648203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00336134807635349" calcext:value-type="float">
            <text:p>0.00336134807635349</text:p>
          </table:table-cell>
          <table:table-cell office:value-type="float" office:value="0.00383683566138229" calcext:value-type="float">
            <text:p>0.0038368356613822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7.114603449424" calcext:value-type="float">
            <text:p>87.114603449424</text:p>
          </table:table-cell>
          <table:table-cell office:value-type="float" office:value="85.7114188240016" calcext:value-type="float">
            <text:p>85.711418824001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00333729914313033" calcext:value-type="float">
            <text:p>0.00333729914313033</text:p>
          </table:table-cell>
          <table:table-cell office:value-type="float" office:value="0.00379746466577171" calcext:value-type="float">
            <text:p>0.0037974646657717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7.1945128853966" calcext:value-type="float">
            <text:p>87.1945128853966</text:p>
          </table:table-cell>
          <table:table-cell office:value-type="float" office:value="85.7716235199679" calcext:value-type="float">
            <text:p>85.771623519967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00329730512687306" calcext:value-type="float">
            <text:p>0.00329730512687306</text:p>
          </table:table-cell>
          <table:table-cell office:value-type="float" office:value="0.00376087043565197" calcext:value-type="float">
            <text:p>0.0037608704356519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7.2477858427116" calcext:value-type="float">
            <text:p>87.2477858427116</text:p>
          </table:table-cell>
          <table:table-cell office:value-type="float" office:value="85.6512141280353" calcext:value-type="float">
            <text:p>85.651214128035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00331001870651186" calcext:value-type="float">
            <text:p>0.00331001870651186</text:p>
          </table:table-cell>
          <table:table-cell office:value-type="float" office:value="0.00378332644870494" calcext:value-type="float">
            <text:p>0.0037833264487049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7.3343543983485" calcext:value-type="float">
            <text:p>87.3343543983485</text:p>
          </table:table-cell>
          <table:table-cell office:value-type="float" office:value="85.8518964479229" calcext:value-type="float">
            <text:p>85.851896447922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0329326440835873" calcext:value-type="float">
            <text:p>0.00329326440835873</text:p>
          </table:table-cell>
          <table:table-cell office:value-type="float" office:value="0.00377133741871235" calcext:value-type="float">
            <text:p>0.0037713374187123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7.3210361590198" calcext:value-type="float">
            <text:p>87.3210361590198</text:p>
          </table:table-cell>
          <table:table-cell office:value-type="float" office:value="85.7314870559904" calcext:value-type="float">
            <text:p>85.731487055990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00330398617157422" calcext:value-type="float">
            <text:p>0.00330398617157422</text:p>
          </table:table-cell>
          <table:table-cell office:value-type="float" office:value="0.00379150082446583" calcext:value-type="float">
            <text:p>0.0037915008244658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7.3343543983485" calcext:value-type="float">
            <text:p>87.3343543983485</text:p>
          </table:table-cell>
          <table:table-cell office:value-type="float" office:value="85.932169375878" calcext:value-type="float">
            <text:p>85.93216937587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00328590957382109" calcext:value-type="float">
            <text:p>0.00328590957382109</text:p>
          </table:table-cell>
          <table:table-cell office:value-type="float" office:value="0.00377290093422847" calcext:value-type="float">
            <text:p>0.0037729009342284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7.3410135180129" calcext:value-type="float">
            <text:p>87.3410135180129</text:p>
          </table:table-cell>
          <table:table-cell office:value-type="float" office:value="85.9923740718443" calcext:value-type="float">
            <text:p>85.992374071844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00328408185156366" calcext:value-type="float">
            <text:p>0.00328408185156366</text:p>
          </table:table-cell>
          <table:table-cell office:value-type="float" office:value="0.00377143442360976" calcext:value-type="float">
            <text:p>0.0037714344236097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7.3676499966704" calcext:value-type="float">
            <text:p>87.3676499966704</text:p>
          </table:table-cell>
          <table:table-cell office:value-type="float" office:value="85.9923740718443" calcext:value-type="float">
            <text:p>85.992374071844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00329628688647464" calcext:value-type="float">
            <text:p>0.00329628688647464</text:p>
          </table:table-cell>
          <table:table-cell office:value-type="float" office:value="0.00378544569114078" calcext:value-type="float">
            <text:p>0.0037854456911407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7.4675367916362" calcext:value-type="float">
            <text:p>87.4675367916362</text:p>
          </table:table-cell>
          <table:table-cell office:value-type="float" office:value="85.932169375878" calcext:value-type="float">
            <text:p>85.93216937587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00327367929821922" calcext:value-type="float">
            <text:p>0.00327367929821922</text:p>
          </table:table-cell>
          <table:table-cell office:value-type="float" office:value="0.00376223239348681" calcext:value-type="float">
            <text:p>0.003762232393486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7.53412798828" calcext:value-type="float">
            <text:p>87.53412798828</text:p>
          </table:table-cell>
          <table:table-cell office:value-type="float" office:value="86.1127834637769" calcext:value-type="float">
            <text:p>86.112783463776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00324287621391637" calcext:value-type="float">
            <text:p>0.00324287621391637</text:p>
          </table:table-cell>
          <table:table-cell office:value-type="float" office:value="0.00373055636834492" calcext:value-type="float">
            <text:p>0.0037305563683449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7.5541053472731" calcext:value-type="float">
            <text:p>87.5541053472731</text:p>
          </table:table-cell>
          <table:table-cell office:value-type="float" office:value="86.1328516957656" calcext:value-type="float">
            <text:p>86.132851695765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00322648575082321" calcext:value-type="float">
            <text:p>0.00322648575082321</text:p>
          </table:table-cell>
          <table:table-cell office:value-type="float" office:value="0.00372303608585345" calcext:value-type="float">
            <text:p>0.0037230360858534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7.6473330225744" calcext:value-type="float">
            <text:p>87.6473330225744</text:p>
          </table:table-cell>
          <table:table-cell office:value-type="float" office:value="86.1729881597431" calcext:value-type="float">
            <text:p>86.172988159743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00318754106262339" calcext:value-type="float">
            <text:p>0.00318754106262339</text:p>
          </table:table-cell>
          <table:table-cell office:value-type="float" office:value="0.0036910610607102" calcext:value-type="float">
            <text:p>0.003691061060710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7.6539921422388" calcext:value-type="float">
            <text:p>87.6539921422388</text:p>
          </table:table-cell>
          <table:table-cell office:value-type="float" office:value="86.1729881597431" calcext:value-type="float">
            <text:p>86.1729881597431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00317233938690941" calcext:value-type="float">
            <text:p>0.00317233938690941</text:p>
          </table:table-cell>
          <table:table-cell office:value-type="float" office:value="0.00367384490691696" calcext:value-type="float">
            <text:p>0.003673844906916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7.7871745355264" calcext:value-type="float">
            <text:p>87.7871745355264</text:p>
          </table:table-cell>
          <table:table-cell office:value-type="float" office:value="86.2131246237207" calcext:value-type="float">
            <text:p>86.213124623720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031323692712707" calcext:value-type="float">
            <text:p>0.0031323692712707</text:p>
          </table:table-cell>
          <table:table-cell office:value-type="float" office:value="0.00364420619134737" calcext:value-type="float">
            <text:p>0.0036442061913473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7.8737430911634" calcext:value-type="float">
            <text:p>87.8737430911634</text:p>
          </table:table-cell>
          <table:table-cell office:value-type="float" office:value="86.3335340156532" calcext:value-type="float">
            <text:p>86.333534015653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00312831521015135" calcext:value-type="float">
            <text:p>0.00312831521015135</text:p>
          </table:table-cell>
          <table:table-cell office:value-type="float" office:value="0.00364318151356266" calcext:value-type="float">
            <text:p>0.0036431815135626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7.867083971499" calcext:value-type="float">
            <text:p>87.867083971499</text:p>
          </table:table-cell>
          <table:table-cell office:value-type="float" office:value="86.2131246237207" calcext:value-type="float">
            <text:p>86.213124623720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00314242270879543" calcext:value-type="float">
            <text:p>0.00314242270879543</text:p>
          </table:table-cell>
          <table:table-cell office:value-type="float" office:value="0.00365726126301683" calcext:value-type="float">
            <text:p>0.0036572612630168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7.9603116468003" calcext:value-type="float">
            <text:p>87.9603116468003</text:p>
          </table:table-cell>
          <table:table-cell office:value-type="float" office:value="86.2331928557094" calcext:value-type="float">
            <text:p>86.233192855709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00312288201830536" calcext:value-type="float">
            <text:p>0.00312288201830536</text:p>
          </table:table-cell>
          <table:table-cell office:value-type="float" office:value="0.00365066910574138" calcext:value-type="float">
            <text:p>0.0036506691057413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7.9603116468003" calcext:value-type="float">
            <text:p>87.9603116468003</text:p>
          </table:table-cell>
          <table:table-cell office:value-type="float" office:value="86.2733293196869" calcext:value-type="float">
            <text:p>86.273329319686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00313165465579515" calcext:value-type="float">
            <text:p>0.00313165465579515</text:p>
          </table:table-cell>
          <table:table-cell office:value-type="float" office:value="0.0036609564688997" calcext:value-type="float">
            <text:p>0.003660956468899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7.9403342878072" calcext:value-type="float">
            <text:p>87.9403342878072</text:p>
          </table:table-cell>
          <table:table-cell office:value-type="float" office:value="86.2933975516757" calcext:value-type="float">
            <text:p>86.293397551675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00311368298913124" calcext:value-type="float">
            <text:p>0.00311368298913124</text:p>
          </table:table-cell>
          <table:table-cell office:value-type="float" office:value="0.00363687434200104" calcext:value-type="float">
            <text:p>0.0036368743420010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7.9802890057934" calcext:value-type="float">
            <text:p>87.9802890057934</text:p>
          </table:table-cell>
          <table:table-cell office:value-type="float" office:value="86.4138069436083" calcext:value-type="float">
            <text:p>86.4138069436083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0031039903099796" calcext:value-type="float">
            <text:p>0.0031039903099796</text:p>
          </table:table-cell>
          <table:table-cell office:value-type="float" office:value="0.00362329665825135" calcext:value-type="float">
            <text:p>0.0036232966582513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7.5807418259306" calcext:value-type="float">
            <text:p>87.5807418259306</text:p>
          </table:table-cell>
          <table:table-cell office:value-type="float" office:value="85.9121011438892" calcext:value-type="float">
            <text:p>85.912101143889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00325821970090127" calcext:value-type="float">
            <text:p>0.00325821970090127</text:p>
          </table:table-cell>
          <table:table-cell office:value-type="float" office:value="0.0037383467974339" calcext:value-type="float">
            <text:p>0.003738346797433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7.9603116468003" calcext:value-type="float">
            <text:p>87.9603116468003</text:p>
          </table:table-cell>
          <table:table-cell office:value-type="float" office:value="86.353602247642" calcext:value-type="float">
            <text:p>86.35360224764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00311371642819803" calcext:value-type="float">
            <text:p>0.00311371642819803</text:p>
          </table:table-cell>
          <table:table-cell office:value-type="float" office:value="0.00363564035243416" calcext:value-type="float">
            <text:p>0.003635640352434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7.8204701338483" calcext:value-type="float">
            <text:p>87.8204701338483</text:p>
          </table:table-cell>
          <table:table-cell office:value-type="float" office:value="86.2131246237207" calcext:value-type="float">
            <text:p>86.213124623720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00314503142280727" calcext:value-type="float">
            <text:p>0.00314503142280727</text:p>
          </table:table-cell>
          <table:table-cell office:value-type="float" office:value="0.00366229612982188" calcext:value-type="float">
            <text:p>0.003662296129821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7.5807418259306" calcext:value-type="float">
            <text:p>87.5807418259306</text:p>
          </table:table-cell>
          <table:table-cell office:value-type="float" office:value="85.7916917519567" calcext:value-type="float">
            <text:p>85.791691751956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0325677888193693" calcext:value-type="float">
            <text:p>0.00325677888193693</text:p>
          </table:table-cell>
          <table:table-cell office:value-type="float" office:value="0.00375317227383064" calcext:value-type="float">
            <text:p>0.0037531722738306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7.867083971499" calcext:value-type="float">
            <text:p>87.867083971499</text:p>
          </table:table-cell>
          <table:table-cell office:value-type="float" office:value="86.0726469997993" calcext:value-type="float">
            <text:p>86.0726469997993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00314596518182033" calcext:value-type="float">
            <text:p>0.00314596518182033</text:p>
          </table:table-cell>
          <table:table-cell office:value-type="float" office:value="0.00367072486437311" calcext:value-type="float">
            <text:p>0.003670724864373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7.7472198175401" calcext:value-type="float">
            <text:p>87.7472198175401</text:p>
          </table:table-cell>
          <table:table-cell office:value-type="float" office:value="85.8920329119005" calcext:value-type="float">
            <text:p>85.892032911900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0032365165038719" calcext:value-type="float">
            <text:p>0.0032365165038719</text:p>
          </table:table-cell>
          <table:table-cell office:value-type="float" office:value="0.00374780023856215" calcext:value-type="float">
            <text:p>0.0037478002385621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7.53412798828" calcext:value-type="float">
            <text:p>87.53412798828</text:p>
          </table:table-cell>
          <table:table-cell office:value-type="float" office:value="85.7314870559904" calcext:value-type="float">
            <text:p>85.731487055990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00327046102118698" calcext:value-type="float">
            <text:p>0.00327046102118698</text:p>
          </table:table-cell>
          <table:table-cell office:value-type="float" office:value="0.00378769747274426" calcext:value-type="float">
            <text:p>0.0037876974727442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7.6739695012319" calcext:value-type="float">
            <text:p>87.6739695012319</text:p>
          </table:table-cell>
          <table:table-cell office:value-type="float" office:value="85.8117599839454" calcext:value-type="float">
            <text:p>85.811759983945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00323007718530685" calcext:value-type="float">
            <text:p>0.00323007718530685</text:p>
          </table:table-cell>
          <table:table-cell office:value-type="float" office:value="0.00376045222232483" calcext:value-type="float">
            <text:p>0.0037604522223248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7.9936072451222" calcext:value-type="float">
            <text:p>87.9936072451222</text:p>
          </table:table-cell>
          <table:table-cell office:value-type="float" office:value="86.353602247642" calcext:value-type="float">
            <text:p>86.35360224764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00308629844601453" calcext:value-type="float">
            <text:p>0.00308629844601453</text:p>
          </table:table-cell>
          <table:table-cell office:value-type="float" office:value="0.00364994925304712" calcext:value-type="float">
            <text:p>0.0036499492530471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7.6872877405607" calcext:value-type="float">
            <text:p>87.6872877405607</text:p>
          </table:table-cell>
          <table:table-cell office:value-type="float" office:value="85.9121011438892" calcext:value-type="float">
            <text:p>85.912101143889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00319584455054093" calcext:value-type="float">
            <text:p>0.00319584455054093</text:p>
          </table:table-cell>
          <table:table-cell office:value-type="float" office:value="0.00374122552627846" calcext:value-type="float">
            <text:p>0.0037412255262784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7.7671971765333" calcext:value-type="float">
            <text:p>87.7671971765333</text:p>
          </table:table-cell>
          <table:table-cell office:value-type="float" office:value="85.8318282159342" calcext:value-type="float">
            <text:p>85.831828215934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00316026759794739" calcext:value-type="float">
            <text:p>0.00316026759794739</text:p>
          </table:table-cell>
          <table:table-cell office:value-type="float" office:value="0.00371681190818261" calcext:value-type="float">
            <text:p>0.0037168119081826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7.7472198175401" calcext:value-type="float">
            <text:p>87.7472198175401</text:p>
          </table:table-cell>
          <table:table-cell office:value-type="float" office:value="85.7114188240016" calcext:value-type="float">
            <text:p>85.7114188240016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0032018095330407" calcext:value-type="float">
            <text:p>0.0032018095330407</text:p>
          </table:table-cell>
          <table:table-cell office:value-type="float" office:value="0.00376913594187466" calcext:value-type="float">
            <text:p>0.0037691359418746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7.8404474928415" calcext:value-type="float">
            <text:p>87.8404474928415</text:p>
          </table:table-cell>
          <table:table-cell office:value-type="float" office:value="85.9121011438892" calcext:value-type="float">
            <text:p>85.912101143889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00316718845305067" calcext:value-type="float">
            <text:p>0.00316718845305067</text:p>
          </table:table-cell>
          <table:table-cell office:value-type="float" office:value="0.0037094840804038" calcext:value-type="float">
            <text:p>0.00370948408040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7.6606512619032" calcext:value-type="float">
            <text:p>87.6606512619032</text:p>
          </table:table-cell>
          <table:table-cell office:value-type="float" office:value="85.7716235199679" calcext:value-type="float">
            <text:p>85.771623519967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328303760010174" calcext:value-type="float">
            <text:p>0.00328303760010174</text:p>
          </table:table-cell>
          <table:table-cell office:value-type="float" office:value="0.00384334551896147" calcext:value-type="float">
            <text:p>0.0038433455189614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8.1800625957248" calcext:value-type="float">
            <text:p>88.1800625957248</text:p>
          </table:table-cell>
          <table:table-cell office:value-type="float" office:value="86.0325105358218" calcext:value-type="float">
            <text:p>86.032510535821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00312022742212035" calcext:value-type="float">
            <text:p>0.00312022742212035</text:p>
          </table:table-cell>
          <table:table-cell office:value-type="float" office:value="0.00368430929970706" calcext:value-type="float">
            <text:p>0.0036843092997070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7.9136978091496" calcext:value-type="float">
            <text:p>87.9136978091496</text:p>
          </table:table-cell>
          <table:table-cell office:value-type="float" office:value="86.1328516957656" calcext:value-type="float">
            <text:p>86.132851695765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00320387980185764" calcext:value-type="float">
            <text:p>0.00320387980185764</text:p>
          </table:table-cell>
          <table:table-cell office:value-type="float" office:value="0.00375317248089078" calcext:value-type="float">
            <text:p>0.0037531724808907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8.0002663647866" calcext:value-type="float">
            <text:p>88.0002663647866</text:p>
          </table:table-cell>
          <table:table-cell office:value-type="float" office:value="85.9723058398555" calcext:value-type="float">
            <text:p>85.972305839855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00314662910253178" calcext:value-type="float">
            <text:p>0.00314662910253178</text:p>
          </table:table-cell>
          <table:table-cell office:value-type="float" office:value="0.003713947490179" calcext:value-type="float">
            <text:p>0.00371394749017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8.3132449890125" calcext:value-type="float">
            <text:p>88.3132449890125</text:p>
          </table:table-cell>
          <table:table-cell office:value-type="float" office:value="86.1729881597431" calcext:value-type="float">
            <text:p>86.172988159743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00305477009905974" calcext:value-type="float">
            <text:p>0.00305477009905974</text:p>
          </table:table-cell>
          <table:table-cell office:value-type="float" office:value="0.00365171127237875" calcext:value-type="float">
            <text:p>0.0036517112723787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8.2066990743824" calcext:value-type="float">
            <text:p>88.2066990743824</text:p>
          </table:table-cell>
          <table:table-cell office:value-type="float" office:value="86.2532610876982" calcext:value-type="float">
            <text:p>86.253261087698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0030906076846762" calcext:value-type="float">
            <text:p>0.0030906076846762</text:p>
          </table:table-cell>
          <table:table-cell office:value-type="float" office:value="0.00366752307215647" calcext:value-type="float">
            <text:p>0.0036675230721564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8.2666311513618" calcext:value-type="float">
            <text:p>88.2666311513618</text:p>
          </table:table-cell>
          <table:table-cell office:value-type="float" office:value="86.1930563917319" calcext:value-type="float">
            <text:p>86.193056391731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00305891631173014" calcext:value-type="float">
            <text:p>0.00305891631173014</text:p>
          </table:table-cell>
          <table:table-cell office:value-type="float" office:value="0.00366259525658058" calcext:value-type="float">
            <text:p>0.0036625952565805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8.1401078777386" calcext:value-type="float">
            <text:p>88.1401078777386</text:p>
          </table:table-cell>
          <table:table-cell office:value-type="float" office:value="86.3736704796308" calcext:value-type="float">
            <text:p>86.373670479630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00305629984190682" calcext:value-type="float">
            <text:p>0.00305629984190682</text:p>
          </table:table-cell>
          <table:table-cell office:value-type="float" office:value="0.00365082019040366" calcext:value-type="float">
            <text:p>0.0036508201904036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8.4131317839782" calcext:value-type="float">
            <text:p>88.4131317839782</text:p>
          </table:table-cell>
          <table:table-cell office:value-type="float" office:value="86.5342163355408" calcext:value-type="float">
            <text:p>86.534216335540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00299982014774771" calcext:value-type="float">
            <text:p>0.00299982014774771</text:p>
          </table:table-cell>
          <table:table-cell office:value-type="float" office:value="0.00359495850189351" calcext:value-type="float">
            <text:p>0.0035949585018935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8.393154424985" calcext:value-type="float">
            <text:p>88.393154424985</text:p>
          </table:table-cell>
          <table:table-cell office:value-type="float" office:value="86.5342163355408" calcext:value-type="float">
            <text:p>86.5342163355408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00297312740372528" calcext:value-type="float">
            <text:p>0.00297312740372528</text:p>
          </table:table-cell>
          <table:table-cell office:value-type="float" office:value="0.00355609869228869" calcext:value-type="float">
            <text:p>0.0035560986922886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8.2666311513618" calcext:value-type="float">
            <text:p>88.2666311513618</text:p>
          </table:table-cell>
          <table:table-cell office:value-type="float" office:value="86.2933975516757" calcext:value-type="float">
            <text:p>86.293397551675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0304550134056484" calcext:value-type="float">
            <text:p>0.00304550134056484</text:p>
          </table:table-cell>
          <table:table-cell office:value-type="float" office:value="0.0036242552513555" calcext:value-type="float">
            <text:p>0.003624255251355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8.0735166810948" calcext:value-type="float">
            <text:p>88.0735166810948</text:p>
          </table:table-cell>
          <table:table-cell office:value-type="float" office:value="86.2532610876982" calcext:value-type="float">
            <text:p>86.253261087698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00308710235146106" calcext:value-type="float">
            <text:p>0.00308710235146106</text:p>
          </table:table-cell>
          <table:table-cell office:value-type="float" office:value="0.00367472379028628" calcext:value-type="float">
            <text:p>0.0036747237902862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8.4930412199507" calcext:value-type="float">
            <text:p>88.4930412199507</text:p>
          </table:table-cell>
          <table:table-cell office:value-type="float" office:value="86.5542845675296" calcext:value-type="float">
            <text:p>86.554284567529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00294531693352882" calcext:value-type="float">
            <text:p>0.00294531693352882</text:p>
          </table:table-cell>
          <table:table-cell office:value-type="float" office:value="0.00352173773905053" calcext:value-type="float">
            <text:p>0.0035217377390505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8.4597456216288" calcext:value-type="float">
            <text:p>88.4597456216288</text:p>
          </table:table-cell>
          <table:table-cell office:value-type="float" office:value="86.5342163355408" calcext:value-type="float">
            <text:p>86.5342163355408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00296309306821546" calcext:value-type="float">
            <text:p>0.00296309306821546</text:p>
          </table:table-cell>
          <table:table-cell office:value-type="float" office:value="0.00354330494684648" calcext:value-type="float">
            <text:p>0.0035433049468464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8.33988146767" calcext:value-type="float">
            <text:p>88.33988146767</text:p>
          </table:table-cell>
          <table:table-cell office:value-type="float" office:value="86.5542845675296" calcext:value-type="float">
            <text:p>86.554284567529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00295929439286723" calcext:value-type="float">
            <text:p>0.00295929439286723</text:p>
          </table:table-cell>
          <table:table-cell office:value-type="float" office:value="0.00353101636649687" calcext:value-type="float">
            <text:p>0.0035310163664968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8.33988146767" calcext:value-type="float">
            <text:p>88.33988146767</text:p>
          </table:table-cell>
          <table:table-cell office:value-type="float" office:value="86.6746939594622" calcext:value-type="float">
            <text:p>86.67469395946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00304656598797339" calcext:value-type="float">
            <text:p>0.00304656598797339</text:p>
          </table:table-cell>
          <table:table-cell office:value-type="float" office:value="0.00362035592414954" calcext:value-type="float">
            <text:p>0.0036203559241495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8.4664047412932" calcext:value-type="float">
            <text:p>88.4664047412932</text:p>
          </table:table-cell>
          <table:table-cell office:value-type="float" office:value="86.5743527995184" calcext:value-type="float">
            <text:p>86.5743527995184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00300566757536334" calcext:value-type="float">
            <text:p>0.00300566757536334</text:p>
          </table:table-cell>
          <table:table-cell office:value-type="float" office:value="0.00361410397510551" calcext:value-type="float">
            <text:p>0.0036141039751055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8.5463141772658" calcext:value-type="float">
            <text:p>88.5463141772658</text:p>
          </table:table-cell>
          <table:table-cell office:value-type="float" office:value="86.6546257274734" calcext:value-type="float">
            <text:p>86.654625727473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00286967396772266" calcext:value-type="float">
            <text:p>0.00286967396772266</text:p>
          </table:table-cell>
          <table:table-cell office:value-type="float" office:value="0.00349863960979662" calcext:value-type="float">
            <text:p>0.0034986396097966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8.7460877671972" calcext:value-type="float">
            <text:p>88.7460877671972</text:p>
          </table:table-cell>
          <table:table-cell office:value-type="float" office:value="86.7951033513947" calcext:value-type="float">
            <text:p>86.7951033513947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00284002464046033" calcext:value-type="float">
            <text:p>0.00284002464046033</text:p>
          </table:table-cell>
          <table:table-cell office:value-type="float" office:value="0.00346525191750004" calcext:value-type="float">
            <text:p>0.0034652519175000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8.5463141772658" calcext:value-type="float">
            <text:p>88.5463141772658</text:p>
          </table:table-cell>
          <table:table-cell office:value-type="float" office:value="86.6546257274734" calcext:value-type="float">
            <text:p>86.6546257274734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00295030778609982" calcext:value-type="float">
            <text:p>0.00295030778609982</text:p>
          </table:table-cell>
          <table:table-cell office:value-type="float" office:value="0.0035610127191998" calcext:value-type="float">
            <text:p>0.003561012719199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8.7194512885397" calcext:value-type="float">
            <text:p>88.7194512885397</text:p>
          </table:table-cell>
          <table:table-cell office:value-type="float" office:value="86.855308047361" calcext:value-type="float">
            <text:p>86.85530804736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0285853446500564" calcext:value-type="float">
            <text:p>0.00285853446500564</text:p>
          </table:table-cell>
          <table:table-cell office:value-type="float" office:value="0.00347133723807486" calcext:value-type="float">
            <text:p>0.0034713372380748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8.5130185789439" calcext:value-type="float">
            <text:p>88.5130185789439</text:p>
          </table:table-cell>
          <table:table-cell office:value-type="float" office:value="86.6144892634959" calcext:value-type="float">
            <text:p>86.6144892634959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00294020161037258" calcext:value-type="float">
            <text:p>0.00294020161037258</text:p>
          </table:table-cell>
          <table:table-cell office:value-type="float" office:value="0.00356833864927751" calcext:value-type="float">
            <text:p>0.0035683386492775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8.7527468868616" calcext:value-type="float">
            <text:p>88.7527468868616</text:p>
          </table:table-cell>
          <table:table-cell office:value-type="float" office:value="86.9957856712824" calcext:value-type="float">
            <text:p>86.9957856712824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00284460092843087" calcext:value-type="float">
            <text:p>0.00284460092843087</text:p>
          </table:table-cell>
          <table:table-cell office:value-type="float" office:value="0.00348417702139056" calcext:value-type="float">
            <text:p>0.0034841770213905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8.7127921688753" calcext:value-type="float">
            <text:p>88.7127921688753</text:p>
          </table:table-cell>
          <table:table-cell office:value-type="float" office:value="86.775035119406" calcext:value-type="float">
            <text:p>86.775035119406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00288367066520825" calcext:value-type="float">
            <text:p>0.00288367066520825</text:p>
          </table:table-cell>
          <table:table-cell office:value-type="float" office:value="0.00348560485812416" calcext:value-type="float">
            <text:p>0.0034856048581241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8.6994739295465" calcext:value-type="float">
            <text:p>88.6994739295465</text:p>
          </table:table-cell>
          <table:table-cell office:value-type="float" office:value="86.8151715833835" calcext:value-type="float">
            <text:p>86.815171583383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00284949094548767" calcext:value-type="float">
            <text:p>0.00284949094548767</text:p>
          </table:table-cell>
          <table:table-cell office:value-type="float" office:value="0.00346659227175796" calcext:value-type="float">
            <text:p>0.0034665922717579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8.6395418525671" calcext:value-type="float">
            <text:p>88.6395418525671</text:p>
          </table:table-cell>
          <table:table-cell office:value-type="float" office:value="86.8352398153723" calcext:value-type="float">
            <text:p>86.835239815372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00290309495806254" calcext:value-type="float">
            <text:p>0.00290309495806254</text:p>
          </table:table-cell>
          <table:table-cell office:value-type="float" office:value="0.00351006122786019" calcext:value-type="float">
            <text:p>0.0035100612278601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8.7860424851835" calcext:value-type="float">
            <text:p>88.7860424851835</text:p>
          </table:table-cell>
          <table:table-cell office:value-type="float" office:value="87.0359221352599" calcext:value-type="float">
            <text:p>87.035922135259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0028308178453216" calcext:value-type="float">
            <text:p>0.0028308178453216</text:p>
          </table:table-cell>
          <table:table-cell office:value-type="float" office:value="0.00345198901235001" calcext:value-type="float">
            <text:p>0.0034519890123500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8.7660651261903" calcext:value-type="float">
            <text:p>88.7660651261903</text:p>
          </table:table-cell>
          <table:table-cell office:value-type="float" office:value="86.8954445113386" calcext:value-type="float">
            <text:p>86.8954445113386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00283784517964014" calcext:value-type="float">
            <text:p>0.00283784517964014</text:p>
          </table:table-cell>
          <table:table-cell office:value-type="float" office:value="0.00347536487497762" calcext:value-type="float">
            <text:p>0.003475364874977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8.8060198441766" calcext:value-type="float">
            <text:p>88.8060198441766</text:p>
          </table:table-cell>
          <table:table-cell office:value-type="float" office:value="87.2165362231587" calcext:value-type="float">
            <text:p>87.216536223158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00279519965507841" calcext:value-type="float">
            <text:p>0.00279519965507841</text:p>
          </table:table-cell>
          <table:table-cell office:value-type="float" office:value="0.00342769534067315" calcext:value-type="float">
            <text:p>0.0034276953406731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8.6928148098821" calcext:value-type="float">
            <text:p>88.6928148098821</text:p>
          </table:table-cell>
          <table:table-cell office:value-type="float" office:value="87.0760585992374" calcext:value-type="float">
            <text:p>87.076058599237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00285644642352558" calcext:value-type="float">
            <text:p>0.00285644642352558</text:p>
          </table:table-cell>
          <table:table-cell office:value-type="float" office:value="0.0034623839677848" calcext:value-type="float">
            <text:p>0.003462383967784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9.005793434108" calcext:value-type="float">
            <text:p>89.005793434108</text:p>
          </table:table-cell>
          <table:table-cell office:value-type="float" office:value="87.3369456150913" calcext:value-type="float">
            <text:p>87.336945615091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0279433228791596" calcext:value-type="float">
            <text:p>0.00279433228791596</text:p>
          </table:table-cell>
          <table:table-cell office:value-type="float" office:value="0.00342040948781478" calcext:value-type="float">
            <text:p>0.0034204094878147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8.9791569554505" calcext:value-type="float">
            <text:p>88.9791569554505</text:p>
          </table:table-cell>
          <table:table-cell office:value-type="float" office:value="87.4172185430464" calcext:value-type="float">
            <text:p>87.4172185430464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00278804552724743" calcext:value-type="float">
            <text:p>0.00278804552724743</text:p>
          </table:table-cell>
          <table:table-cell office:value-type="float" office:value="0.00340720860753209" calcext:value-type="float">
            <text:p>0.0034072086075320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8.865951921156" calcext:value-type="float">
            <text:p>88.865951921156</text:p>
          </table:table-cell>
          <table:table-cell office:value-type="float" office:value="87.0559903672487" calcext:value-type="float">
            <text:p>87.0559903672487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00284346991796183" calcext:value-type="float">
            <text:p>0.00284346991796183</text:p>
          </table:table-cell>
          <table:table-cell office:value-type="float" office:value="0.003513828353662" calcext:value-type="float">
            <text:p>0.00351382835366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8.7860424851835" calcext:value-type="float">
            <text:p>88.7860424851835</text:p>
          </table:table-cell>
          <table:table-cell office:value-type="float" office:value="86.9957856712824" calcext:value-type="float">
            <text:p>86.9957856712824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0028380439568458" calcext:value-type="float">
            <text:p>0.0028380439568458</text:p>
          </table:table-cell>
          <table:table-cell office:value-type="float" office:value="0.00345372046903383" calcext:value-type="float">
            <text:p>0.0034537204690338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8.8792701604848" calcext:value-type="float">
            <text:p>88.8792701604848</text:p>
          </table:table-cell>
          <table:table-cell office:value-type="float" office:value="87.0760585992374" calcext:value-type="float">
            <text:p>87.0760585992374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00282409299501126" calcext:value-type="float">
            <text:p>0.00282409299501126</text:p>
          </table:table-cell>
          <table:table-cell office:value-type="float" office:value="0.00345421311082483" calcext:value-type="float">
            <text:p>0.0034542131108248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9.0124525537724" calcext:value-type="float">
            <text:p>89.0124525537724</text:p>
          </table:table-cell>
          <table:table-cell office:value-type="float" office:value="87.4372867750351" calcext:value-type="float">
            <text:p>87.437286775035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0027916647085689" calcext:value-type="float">
            <text:p>0.0027916647085689</text:p>
          </table:table-cell>
          <table:table-cell office:value-type="float" office:value="0.00341551336700536" calcext:value-type="float">
            <text:p>0.003415513367005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8.9192248784711" calcext:value-type="float">
            <text:p>88.9192248784711</text:p>
          </table:table-cell>
          <table:table-cell office:value-type="float" office:value="87.0961268312262" calcext:value-type="float">
            <text:p>87.0961268312262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00281920166915239" calcext:value-type="float">
            <text:p>0.00281920166915239</text:p>
          </table:table-cell>
          <table:table-cell office:value-type="float" office:value="0.0034161750656186" calcext:value-type="float">
            <text:p>0.003416175065618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8.7394286475328" calcext:value-type="float">
            <text:p>88.7394286475328</text:p>
          </table:table-cell>
          <table:table-cell office:value-type="float" office:value="86.9556492073048" calcext:value-type="float">
            <text:p>86.9556492073048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00287104172616086" calcext:value-type="float">
            <text:p>0.00287104172616086</text:p>
          </table:table-cell>
          <table:table-cell office:value-type="float" office:value="0.00347581002697604" calcext:value-type="float">
            <text:p>0.0034758100269760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8.8792701604848" calcext:value-type="float">
            <text:p>88.8792701604848</text:p>
          </table:table-cell>
          <table:table-cell office:value-type="float" office:value="87.1563315271925" calcext:value-type="float">
            <text:p>87.1563315271925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00285338079276408" calcext:value-type="float">
            <text:p>0.00285338079276408</text:p>
          </table:table-cell>
          <table:table-cell office:value-type="float" office:value="0.00348080140954389" calcext:value-type="float">
            <text:p>0.0034808014095438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8.9858160751149" calcext:value-type="float">
            <text:p>88.9858160751149</text:p>
          </table:table-cell>
          <table:table-cell office:value-type="float" office:value="87.4774232390126" calcext:value-type="float">
            <text:p>87.4774232390126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00280252467567901" calcext:value-type="float">
            <text:p>0.00280252467567901</text:p>
          </table:table-cell>
          <table:table-cell office:value-type="float" office:value="0.00345636626589084" calcext:value-type="float">
            <text:p>0.0034563662658908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8.7527468868616" calcext:value-type="float">
            <text:p>88.7527468868616</text:p>
          </table:table-cell>
          <table:table-cell office:value-type="float" office:value="87.1763997591812" calcext:value-type="float">
            <text:p>87.176399759181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0286887926073959" calcext:value-type="float">
            <text:p>0.00286887926073959</text:p>
          </table:table-cell>
          <table:table-cell office:value-type="float" office:value="0.0035001190536242" calcext:value-type="float">
            <text:p>0.003500119053624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8.8526336818273" calcext:value-type="float">
            <text:p>88.8526336818273</text:p>
          </table:table-cell>
          <table:table-cell office:value-type="float" office:value="87.1362632952037" calcext:value-type="float">
            <text:p>87.1362632952037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00283460854014786" calcext:value-type="float">
            <text:p>0.00283460854014786</text:p>
          </table:table-cell>
          <table:table-cell office:value-type="float" office:value="0.00347939865376805" calcext:value-type="float">
            <text:p>0.0034793986537680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8.8259972031697" calcext:value-type="float">
            <text:p>88.8259972031697</text:p>
          </table:table-cell>
          <table:table-cell office:value-type="float" office:value="87.0559903672487" calcext:value-type="float">
            <text:p>87.055990367248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00286580017100514" calcext:value-type="float">
            <text:p>0.00286580017100514</text:p>
          </table:table-cell>
          <table:table-cell office:value-type="float" office:value="0.0035211677130279" calcext:value-type="float">
            <text:p>0.003521167713027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9.0857028700806" calcext:value-type="float">
            <text:p>89.0857028700806</text:p>
          </table:table-cell>
          <table:table-cell office:value-type="float" office:value="87.5978326309452" calcext:value-type="float">
            <text:p>87.5978326309452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00273949392466027" calcext:value-type="float">
            <text:p>0.00273949392466027</text:p>
          </table:table-cell>
          <table:table-cell office:value-type="float" office:value="0.00341714027299278" calcext:value-type="float">
            <text:p>0.0034171402729927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9.0923619897449" calcext:value-type="float">
            <text:p>89.0923619897449</text:p>
          </table:table-cell>
          <table:table-cell office:value-type="float" office:value="87.3770820790688" calcext:value-type="float">
            <text:p>87.3770820790688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00279054029215472" calcext:value-type="float">
            <text:p>0.00279054029215472</text:p>
          </table:table-cell>
          <table:table-cell office:value-type="float" office:value="0.00347262014784735" calcext:value-type="float">
            <text:p>0.0034726201478473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8.9192248784711" calcext:value-type="float">
            <text:p>88.9192248784711</text:p>
          </table:table-cell>
          <table:table-cell office:value-type="float" office:value="87.0961268312262" calcext:value-type="float">
            <text:p>87.0961268312262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00284552917196358" calcext:value-type="float">
            <text:p>0.00284552917196358</text:p>
          </table:table-cell>
          <table:table-cell office:value-type="float" office:value="0.00351676607565004" calcext:value-type="float">
            <text:p>0.0035167660756500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8.9924751947793" calcext:value-type="float">
            <text:p>88.9924751947793</text:p>
          </table:table-cell>
          <table:table-cell office:value-type="float" office:value="87.2366044551475" calcext:value-type="float">
            <text:p>87.2366044551475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0028153828430831" calcext:value-type="float">
            <text:p>0.0028153828430831</text:p>
          </table:table-cell>
          <table:table-cell office:value-type="float" office:value="0.00348119293710587" calcext:value-type="float">
            <text:p>0.0034811929371058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8.7527468868616" calcext:value-type="float">
            <text:p>88.7527468868616</text:p>
          </table:table-cell>
          <table:table-cell office:value-type="float" office:value="87.0559903672487" calcext:value-type="float">
            <text:p>87.0559903672487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00291652661292693" calcext:value-type="float">
            <text:p>0.00291652661292693</text:p>
          </table:table-cell>
          <table:table-cell office:value-type="float" office:value="0.0035482257660055" calcext:value-type="float">
            <text:p>0.003548225766005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9.0590663914231" calcext:value-type="float">
            <text:p>89.0590663914231</text:p>
          </table:table-cell>
          <table:table-cell office:value-type="float" office:value="87.2165362231587" calcext:value-type="float">
            <text:p>87.216536223158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00279898563580252" calcext:value-type="float">
            <text:p>0.00279898563580252</text:p>
          </table:table-cell>
          <table:table-cell office:value-type="float" office:value="0.00347375632956409" calcext:value-type="float">
            <text:p>0.0034737563295640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9.1123393487381" calcext:value-type="float">
            <text:p>89.1123393487381</text:p>
          </table:table-cell>
          <table:table-cell office:value-type="float" office:value="87.4573550070239" calcext:value-type="float">
            <text:p>87.4573550070239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00277726298745031" calcext:value-type="float">
            <text:p>0.00277726298745031</text:p>
          </table:table-cell>
          <table:table-cell office:value-type="float" office:value="0.00346481852605916" calcext:value-type="float">
            <text:p>0.003464818526059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9.14563494706" calcext:value-type="float">
            <text:p>89.14563494706</text:p>
          </table:table-cell>
          <table:table-cell office:value-type="float" office:value="87.4573550070239" calcext:value-type="float">
            <text:p>87.457355007023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0274593238077296" calcext:value-type="float">
            <text:p>0.00274593238077296</text:p>
          </table:table-cell>
          <table:table-cell office:value-type="float" office:value="0.00343495441017398" calcext:value-type="float">
            <text:p>0.0034349544101739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9.3454085369914" calcext:value-type="float">
            <text:p>89.3454085369914</text:p>
          </table:table-cell>
          <table:table-cell office:value-type="float" office:value="87.4573550070239" calcext:value-type="float">
            <text:p>87.4573550070239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0.002730101432886" calcext:value-type="float">
            <text:p>0.002730101432886</text:p>
          </table:table-cell>
          <table:table-cell office:value-type="float" office:value="0.00340674743322656" calcext:value-type="float">
            <text:p>0.0034067474332265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9.1256575880669" calcext:value-type="float">
            <text:p>89.1256575880669</text:p>
          </table:table-cell>
          <table:table-cell office:value-type="float" office:value="87.7784467188441" calcext:value-type="float">
            <text:p>87.7784467188441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00278450067301309" calcext:value-type="float">
            <text:p>0.00278450067301309</text:p>
          </table:table-cell>
          <table:table-cell office:value-type="float" office:value="0.00345794288616061" calcext:value-type="float">
            <text:p>0.0034579428861606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9.1656123060532" calcext:value-type="float">
            <text:p>89.1656123060532</text:p>
          </table:table-cell>
          <table:table-cell office:value-type="float" office:value="87.0961268312262" calcext:value-type="float">
            <text:p>87.0961268312262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00279259795129794" calcext:value-type="float">
            <text:p>0.00279259795129794</text:p>
          </table:table-cell>
          <table:table-cell office:value-type="float" office:value="0.00352743002232225" calcext:value-type="float">
            <text:p>0.003527430022322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8.7727242458547" calcext:value-type="float">
            <text:p>88.7727242458547</text:p>
          </table:table-cell>
          <table:table-cell office:value-type="float" office:value="86.9556492073048" calcext:value-type="float">
            <text:p>86.9556492073048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00287921583862567" calcext:value-type="float">
            <text:p>0.00287921583862567</text:p>
          </table:table-cell>
          <table:table-cell office:value-type="float" office:value="0.00355013265806895" calcext:value-type="float">
            <text:p>0.0035501326580689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9.2521808616901" calcext:value-type="float">
            <text:p>89.2521808616901</text:p>
          </table:table-cell>
          <table:table-cell office:value-type="float" office:value="87.3971503110576" calcext:value-type="float">
            <text:p>87.397150311057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00274822832884074" calcext:value-type="float">
            <text:p>0.00274822832884074</text:p>
          </table:table-cell>
          <table:table-cell office:value-type="float" office:value="0.00349215103243004" calcext:value-type="float">
            <text:p>0.0034921510324300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9.2987946993408" calcext:value-type="float">
            <text:p>89.2987946993408</text:p>
          </table:table-cell>
          <table:table-cell office:value-type="float" office:value="87.5175597029902" calcext:value-type="float">
            <text:p>87.517559702990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00277193880096949" calcext:value-type="float">
            <text:p>0.00277193880096949</text:p>
          </table:table-cell>
          <table:table-cell office:value-type="float" office:value="0.00346524831930156" calcext:value-type="float">
            <text:p>0.003465248319301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8.9924751947793" calcext:value-type="float">
            <text:p>88.9924751947793</text:p>
          </table:table-cell>
          <table:table-cell office:value-type="float" office:value="87.1161950632149" calcext:value-type="float">
            <text:p>87.1161950632149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00283592169844293" calcext:value-type="float">
            <text:p>0.00283592169844293</text:p>
          </table:table-cell>
          <table:table-cell office:value-type="float" office:value="0.00352292356994605" calcext:value-type="float">
            <text:p>0.0035229235699460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9.0324299127655" calcext:value-type="float">
            <text:p>89.0324299127655</text:p>
          </table:table-cell>
          <table:table-cell office:value-type="float" office:value="87.3770820790688" calcext:value-type="float">
            <text:p>87.377082079068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0028391155400817" calcext:value-type="float">
            <text:p>0.0028391155400817</text:p>
          </table:table-cell>
          <table:table-cell office:value-type="float" office:value="0.00350021569902722" calcext:value-type="float">
            <text:p>0.0035002156990272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9.0324299127655" calcext:value-type="float">
            <text:p>89.0324299127655</text:p>
          </table:table-cell>
          <table:table-cell office:value-type="float" office:value="86.9757174392936" calcext:value-type="float">
            <text:p>86.975717439293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.00290004469789902" calcext:value-type="float">
            <text:p>0.00290004469789902</text:p>
          </table:table-cell>
          <table:table-cell office:value-type="float" office:value="0.00358486056392963" calcext:value-type="float">
            <text:p>0.0035848605639296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9.0590663914231" calcext:value-type="float">
            <text:p>89.0590663914231</text:p>
          </table:table-cell>
          <table:table-cell office:value-type="float" office:value="87.4172185430464" calcext:value-type="float">
            <text:p>87.417218543046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0286905996640762" calcext:value-type="float">
            <text:p>0.00286905996640762</text:p>
          </table:table-cell>
          <table:table-cell office:value-type="float" office:value="0.00352693865827083" calcext:value-type="float">
            <text:p>0.0035269386582708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9.3920223746421" calcext:value-type="float">
            <text:p>89.3920223746421</text:p>
          </table:table-cell>
          <table:table-cell office:value-type="float" office:value="87.2968091511138" calcext:value-type="float">
            <text:p>87.2968091511138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00272998708376722" calcext:value-type="float">
            <text:p>0.00272998708376722</text:p>
          </table:table-cell>
          <table:table-cell office:value-type="float" office:value="0.003447465457134" calcext:value-type="float">
            <text:p>0.00344746545713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8.9325431177998" calcext:value-type="float">
            <text:p>88.9325431177998</text:p>
          </table:table-cell>
          <table:table-cell office:value-type="float" office:value="87.1161950632149" calcext:value-type="float">
            <text:p>87.1161950632149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00290819195775984" calcext:value-type="float">
            <text:p>0.00290819195775984</text:p>
          </table:table-cell>
          <table:table-cell office:value-type="float" office:value="0.00359032764752922" calcext:value-type="float">
            <text:p>0.0035903276475292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9.2987946993408" calcext:value-type="float">
            <text:p>89.2987946993408</text:p>
          </table:table-cell>
          <table:table-cell office:value-type="float" office:value="87.3971503110576" calcext:value-type="float">
            <text:p>87.3971503110576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00273891138131682" calcext:value-type="float">
            <text:p>0.00273891138131682</text:p>
          </table:table-cell>
          <table:table-cell office:value-type="float" office:value="0.00346527373235099" calcext:value-type="float">
            <text:p>0.0034652737323509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9.2388626223613" calcext:value-type="float">
            <text:p>89.2388626223613</text:p>
          </table:table-cell>
          <table:table-cell office:value-type="float" office:value="87.2968091511138" calcext:value-type="float">
            <text:p>87.2968091511138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00276021204034424" calcext:value-type="float">
            <text:p>0.00276021204034424</text:p>
          </table:table-cell>
          <table:table-cell office:value-type="float" office:value="0.0034767179881699" calcext:value-type="float">
            <text:p>0.003476717988169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9.3587267763202" calcext:value-type="float">
            <text:p>89.3587267763202</text:p>
          </table:table-cell>
          <table:table-cell office:value-type="float" office:value="87.3570138470801" calcext:value-type="float">
            <text:p>87.357013847080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00273688814883752" calcext:value-type="float">
            <text:p>0.00273688814883752</text:p>
          </table:table-cell>
          <table:table-cell office:value-type="float" office:value="0.00347361942651226" calcext:value-type="float">
            <text:p>0.0034736194265122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9.3121129386695" calcext:value-type="float">
            <text:p>89.3121129386695</text:p>
          </table:table-cell>
          <table:table-cell office:value-type="float" office:value="87.2165362231587" calcext:value-type="float">
            <text:p>87.2165362231587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00280324133503693" calcext:value-type="float">
            <text:p>0.00280324133503693</text:p>
          </table:table-cell>
          <table:table-cell office:value-type="float" office:value="0.00353806407644011" calcext:value-type="float">
            <text:p>0.0035380640764401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9.2055670240394" calcext:value-type="float">
            <text:p>89.2055670240394</text:p>
          </table:table-cell>
          <table:table-cell office:value-type="float" office:value="87.1763997591812" calcext:value-type="float">
            <text:p>87.1763997591812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.00278085500201212" calcext:value-type="float">
            <text:p>0.00278085500201212</text:p>
          </table:table-cell>
          <table:table-cell office:value-type="float" office:value="0.00351192682655319" calcext:value-type="float">
            <text:p>0.0035119268265531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9.1855896650463" calcext:value-type="float">
            <text:p>89.1855896650463</text:p>
          </table:table-cell>
          <table:table-cell office:value-type="float" office:value="87.1563315271925" calcext:value-type="float">
            <text:p>87.1563315271925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00279095748841047" calcext:value-type="float">
            <text:p>0.00279095748841047</text:p>
          </table:table-cell>
          <table:table-cell office:value-type="float" office:value="0.0035198526448674" calcext:value-type="float">
            <text:p>0.003519852644867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9.3187720583339" calcext:value-type="float">
            <text:p>89.3187720583339</text:p>
          </table:table-cell>
          <table:table-cell office:value-type="float" office:value="87.3570138470801" calcext:value-type="float">
            <text:p>87.357013847080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00279446325723103" calcext:value-type="float">
            <text:p>0.00279446325723103</text:p>
          </table:table-cell>
          <table:table-cell office:value-type="float" office:value="0.0035025527694765" calcext:value-type="float">
            <text:p>0.003502552769476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9.3254311779983" calcext:value-type="float">
            <text:p>89.3254311779983</text:p>
          </table:table-cell>
          <table:table-cell office:value-type="float" office:value="87.1563315271925" calcext:value-type="float">
            <text:p>87.156331527192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0277596046348282" calcext:value-type="float">
            <text:p>0.00277596046348282</text:p>
          </table:table-cell>
          <table:table-cell office:value-type="float" office:value="0.00352388510968127" calcext:value-type="float">
            <text:p>0.0035238851096812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9.2921355796764" calcext:value-type="float">
            <text:p>89.2921355796764</text:p>
          </table:table-cell>
          <table:table-cell office:value-type="float" office:value="87.3168773831026" calcext:value-type="float">
            <text:p>87.31687738310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.00279576368599034" calcext:value-type="float">
            <text:p>0.00279576368599034</text:p>
          </table:table-cell>
          <table:table-cell office:value-type="float" office:value="0.00354080485412786" calcext:value-type="float">
            <text:p>0.0035408048541278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9.1855896650463" calcext:value-type="float">
            <text:p>89.1855896650463</text:p>
          </table:table-cell>
          <table:table-cell office:value-type="float" office:value="87.1362632952037" calcext:value-type="float">
            <text:p>87.1362632952037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00282930817653404" calcext:value-type="float">
            <text:p>0.00282930817653404</text:p>
          </table:table-cell>
          <table:table-cell office:value-type="float" office:value="0.00354878032189915" calcext:value-type="float">
            <text:p>0.0035487803218991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9.3720450156489" calcext:value-type="float">
            <text:p>89.3720450156489</text:p>
          </table:table-cell>
          <table:table-cell office:value-type="float" office:value="87.4974914710014" calcext:value-type="float">
            <text:p>87.4974914710014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.00270488031225342" calcext:value-type="float">
            <text:p>0.00270488031225342</text:p>
          </table:table-cell>
          <table:table-cell office:value-type="float" office:value="0.00342516735363057" calcext:value-type="float">
            <text:p>0.0034251673536305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9.3853632549777" calcext:value-type="float">
            <text:p>89.3853632549777</text:p>
          </table:table-cell>
          <table:table-cell office:value-type="float" office:value="87.5175597029902" calcext:value-type="float">
            <text:p>87.517559702990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00274611986401767" calcext:value-type="float">
            <text:p>0.00274611986401767</text:p>
          </table:table-cell>
          <table:table-cell office:value-type="float" office:value="0.00343988378890257" calcext:value-type="float">
            <text:p>0.0034398837889025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9.4319770926284" calcext:value-type="float">
            <text:p>89.4319770926284</text:p>
          </table:table-cell>
          <table:table-cell office:value-type="float" office:value="87.2566726871363" calcext:value-type="float">
            <text:p>87.256672687136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00271747095737923" calcext:value-type="float">
            <text:p>0.00271747095737923</text:p>
          </table:table-cell>
          <table:table-cell office:value-type="float" office:value="0.00347414021861315" calcext:value-type="float">
            <text:p>0.0034741402186131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9.3587267763202" calcext:value-type="float">
            <text:p>89.3587267763202</text:p>
          </table:table-cell>
          <table:table-cell office:value-type="float" office:value="87.1763997591812" calcext:value-type="float">
            <text:p>87.176399759181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00274293379886922" calcext:value-type="float">
            <text:p>0.00274293379886922</text:p>
          </table:table-cell>
          <table:table-cell office:value-type="float" office:value="0.00347838264411908" calcext:value-type="float">
            <text:p>0.003478382644119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9:21:30.389000817</meta:creation-date>
    <dc:date>2023-10-23T19:25:17.942384516</dc:date>
    <meta:editing-duration>PT3M47S</meta:editing-duration>
    <meta:editing-cycles>1</meta:editing-cycles>
    <meta:document-statistic meta:table-count="1" meta:cell-count="1062" meta:object-count="0"/>
    <meta:generator>LibreOffice/7.5.6.2$Linux_X86_64 LibreOffice_project/50$Build-2</meta:generator>
  </office:meta>
</office:document-meta>
</file>